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monospace" fo:font-size="12pt" fo:letter-spacing="normal" fo:font-style="normal" fo:font-weight="normal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222222" fo:font-size="12pt" fo:letter-spacing="normal" fo:font-style="normal" fo:font-weight="normal"/>
    </style:style>
    <style:style style:name="T4" style:family="text">
      <style:text-properties fo:font-variant="normal" fo:text-transform="none" fo:color="#222222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009933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009933" style:font-name="Times New Roman" fo:letter-spacing="normal" fo:font-style="normal" fo:font-weight="normal"/>
    </style:style>
    <style:style style:name="T9" style:family="text">
      <style:text-properties fo:font-variant="normal" fo:text-transform="none" fo:color="#009933" fo:font-size="12pt" fo:letter-spacing="normal" fo:font-style="normal" fo:font-weight="normal"/>
    </style:style>
    <style:style style:name="T10" style:family="text">
      <style:text-properties fo:font-variant="normal" fo:text-transform="none" fo:color="#009933" fo:letter-spacing="normal" fo:font-style="normal" fo:font-weight="normal"/>
    </style:style>
    <style:style style:name="T11" style:family="text">
      <style:text-properties fo:font-variant="normal" fo:text-transform="none" fo:font-size="12pt" fo:letter-spacing="normal" fo:font-style="normal" fo:font-weight="normal"/>
    </style:style>
    <style:style style:name="T12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579d1c" fo:font-size="12pt" fo:letter-spacing="normal" fo:font-style="normal" fo:font-weight="normal"/>
    </style:style>
    <style:style style:name="T14" style:family="text">
      <style:text-properties fo:font-variant="normal" fo:text-transform="none" fo:color="#579d1c" fo:letter-spacing="normal" fo:font-style="normal" fo:font-weight="normal"/>
    </style:style>
    <style:style style:name="T15" style:family="text">
      <style:text-properties fo:font-variant="normal" fo:text-transform="none" fo:color="#ff3333" fo:font-size="13pt" fo:letter-spacing="normal" fo:font-style="normal" fo:font-weight="normal" style:font-size-asian="13pt" style:font-size-complex="13pt"/>
    </style:style>
    <style:style style:name="T16" style:family="text">
      <style:text-properties fo:font-variant="normal" fo:text-transform="none" fo:color="#ff3333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color="#579d1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2pt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1">Initialiser un projet Composer </text:span></text:p>
      <text:p text:style-name="P9">(Pour son autoloader et le téléchargement de librairies)</text:p>
      <text:p text:style-name="P1"/>
      <text:p text:style-name="P1"><text:tab/><text:span text:style-name="T24">( Il faut avoir installer composer en amont voir </text:span><text:a xlink:type="simple" xlink:href="https://getcomposer.org/download/" text:style-name="Internet_20_link" text:visited-style-name="Visited_20_Internet_20_Link"><text:span text:style-name="T24">https://getcomposer.org/download/</text:span></text:a><text:span text:style-name="T24"> <text:s/>pour les 4 commandes d'installation expliquée si desssous)</text:span></text:p>
      <text:p text:style-name="P7"/>
      <text:list xml:id="list7412665776654659407" text:style-name="L1">
        <text:list-item>
          <text:list>
            <text:list-item>
              <text:list>
                <text:list-item>
                  <text:p text:style-name="P8"><text:span text:style-name="T1">Initialiser son projet Composer (génération d'un fichier 'composer-setup.php') :</text:span> A la racine du projet dans l'invite de commande Taper : <text:span text:style-name="T8">php -r "copy('https://getcomposer.org/installer', 'composer-setup.php');"</text:span></text:p>
                </text:list-item>
                <text:list-item>
                  <text:p text:style-name="P3"><text:span text:style-name="T5">Vérif de Composer de la validité de la demande (le hash est aléatoire et à récup sur le site)  </text:span><text:span text:style-name="T6">Dans l'invite de commande Taper : </text:span><text:span text:style-name="T10">php -r "if (hash_file('sha384', 'composer-setup.php') === '48e3236262b34d30969dca3c37281b3b4bbe3221bda826ac6a9a62d6444cdb0dcd0615698a5cbe587c3f0fe57a54d8f5') { echo 'Installer verified'; } else { echo 'Installer corrupt'; unlink('composer-setup.php'); } echo PHP_EOL;"</text:span></text:p>
                </text:list-item>
                <text:list-item>
                  <text:p text:style-name="P3"><text:span text:style-name="T5">Génération du fichier composer.phar</text:span><text:span text:style-name="T6"> (s'occupe de l'installation, c'est ce fichier qui va nous permettre de créer un autoloader et de télécharger des librairies) Dans l'invite de commande Taper : <text:s/></text:span><text:span text:style-name="T10">php composer-setup.php</text:span></text:p>
                </text:list-item>
                <text:list-item>
                  <text:p text:style-name="P3"><text:span text:style-name="T5">Suppression du fichier de config 'composer-setup.php'</text:span><text:span text:style-name="T6"> qui ne sert plus a rien  Dans l'invite de commande Taper : <text:s/></text:span><text:span text:style-name="T10">php -r "unlink('composer-setup.php');"</text:span></text:p>
                </text:list-item>
                <text:list-item>
                  <text:p text:style-name="P3"><text:span text:style-name="T5">Utilisation du fichier composer.phar :</text:span><text:span text:style-name="T6"> Taper : </text:span><text:span text:style-name="T10">php composer.phar</text:span></text:p>
                </text:list-item>
                <text:list-item>
                  <text:p text:style-name="P4"><text:span text:style-name="T17">Initialisation du projet :</text:span><text:span text:style-name="T18"> Taper : </text:span><text:span text:style-name="T14">php composer.phar init</text:span></text:p>
                </text:list-item>
                <text:list-item>
                  <text:p text:style-name="P5">Il nous ai demander le nom du projet (Package name) suivant la structure définie (vendor/nameproject) on peut taper : jeremie/nomduprojet</text:p>
                </text:list-item>
                <text:list-item>
                  <text:p text:style-name="P4"><text:span text:style-name="T18">Il demande aussi une description du projet, l'auteur du projet, la licence , les dépendances.. des infos intéressantes si on veut partager son projet, mais sinon Taper : '</text:span><text:span text:style-name="T14">ENTREE</text:span><text:span text:style-name="T18">' et '</text:span><text:span text:style-name="T14">no</text:span><text:span text:style-name="T18">' pour les dépendances .</text:span></text:p>
                </text:list-item>
                <text:list-item>
                  <text:p text:style-name="P4"><text:span text:style-name="T17">La visualisation du fichier qui va être générer est alors affiché !</text:span><text:span text:style-name="T18"> Taper </text:span><text:span text:style-name="T14">ENTREE</text:span><text:span text:style-name="T18"> si c'est bon, et un fichier 'composer.json' est créé et c'est ce fichier qui va permettre de configurer l'autoloader</text:span></text:p>
                </text:list-item>
                <text:list-item>
                  <text:p text:style-name="P4"><text:span text:style-name="T17">Config de l'autoloader :</text:span><text:span text:style-name="T18"> Pour cela dans le fichier composer.json il faut ajouter une entrée en json : </text:span><text:span text:style-name="T16">''autoload'':{''psr-4'':{''App\\'':''dossierRacineDesClasses/''}}</text:span></text:p>
                </text:list-item>
                <text:list-item>
                  <text:p text:style-name="P4"><text:span text:style-name="T17">Génération de l'autoload</text:span><text:span text:style-name="T18"> que l'on vient de configurer : Taper :</text:span><text:span text:style-name="T14"> php composer.phar dump-autoload</text:span><text:span text:style-name="T18"> Permet de créer un dossier 'vendor' dans lequel on retrouve un fichier autoload.php</text:span></text:p>
                </text:list-item>
                <text:list-item>
                  <text:p text:style-name="P5">Il suffit maintenant d'inclure l'autoloader dans les fichier qui en ont besoin</text:p>
                </text:list-item>
                <text:list-item>
                  <text:p text:style-name="P5"><text:span text:style-name="T1">Installer une librairie Tiers </text:span>: Taper : <text:span text:style-name="T19">composer require leNomDeLaLibrairie</text:span></text:p>
                </text:list-item>
              </text:list>
            </text:list-item>
          </text:list>
        </text:list-item>
      </text:list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emie Genet</meta:initial-creator>
    <meta:creation-date>2019-02-28T15:02:45.86</meta:creation-date>
    <dc:date>2019-03-01T10:46:59.75</dc:date>
    <dc:creator>jeremie Genet</dc:creator>
    <meta:editing-duration>PT18H8M36S</meta:editing-duration>
    <meta:editing-cycles>22</meta:editing-cycles>
    <meta:generator>OpenOffice/4.1.5$Win32 OpenOffice.org_project/415m1$Build-9789</meta:generator>
    <meta:document-statistic meta:table-count="0" meta:image-count="0" meta:object-count="0" meta:page-count="1" meta:paragraph-count="16" meta:word-count="339" meta:character-count="2401"/>
  </office:meta>
</office:document-meta>
</file>